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Helmet" svg:font-family="Helmet"/>
    <style:font-face style:name="Tahoma1" svg:font-family="Tahoma, Lucidasans, 'Lucida Sans', 'Arial Unicode MS'"/>
    <style:font-face style:name="Bitstream Vera Sans" svg:font-family="'Bitstream Vera Sans'" style:font-pitch="variable"/>
    <style:font-face style:name="Tahoma" svg:font-family="Tahoma, Lucidasans, 'Lucida Sans', 'Arial Unicode MS'" style:font-pitch="variable"/>
    <style:font-face style:name="Helmet1" svg:font-family="Helmet" style:font-family-generic="modern" style:font-pitch="variable"/>
    <style:font-face style:name="Bitstream Vera Serif" svg:font-family="'Bitstream Vera Serif'" style:font-family-generic="roman" style:font-pitch="variable"/>
  </office:font-face-decls>
  <office:automatic-styles>
    <style:style style:name="P1" style:family="paragraph" style:parent-style-name="Standard">
      <style:paragraph-properties fo:line-height="150%" fo:text-align="justify" style:justify-single-word="false"/>
      <style:text-properties style:font-name="Helmet"/>
    </style:style>
    <style:style style:name="P2" style:family="paragraph" style:parent-style-name="Text_20_body">
      <style:paragraph-properties fo:line-height="150%" fo:text-align="justify" style:justify-single-word="false">
        <style:tab-stops>
          <style:tab-stop style:position="2.275cm"/>
          <style:tab-stop style:position="4.577cm"/>
        </style:tab-stops>
      </style:paragraph-properties>
    </style:style>
    <style:style style:name="P3" style:family="paragraph" style:parent-style-name="Text_20_body">
      <style:paragraph-properties fo:line-height="150%" fo:text-align="justify" style:justify-single-word="false">
        <style:tab-stops>
          <style:tab-stop style:position="4.577cm"/>
        </style:tab-stops>
      </style:paragraph-properties>
      <style:text-properties style:font-name="Helmet1"/>
    </style:style>
    <style:style style:name="P4" style:family="paragraph" style:parent-style-name="Text_20_body">
      <style:paragraph-properties fo:line-height="150%" fo:text-align="justify" style:justify-single-word="false"/>
      <style:text-properties style:font-name="Helmet"/>
    </style:style>
    <style:style style:name="P5" style:family="paragraph" style:parent-style-name="Text_20_body">
      <style:paragraph-properties fo:margin-top="0cm" fo:margin-bottom="0.212cm" fo:line-height="150%" fo:text-align="justify" style:justify-single-word="false"/>
      <style:text-properties style:font-name="Helmet1"/>
    </style:style>
    <style:style style:name="P6"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Helmet1"/>
    </style:style>
    <style:style style:name="P7" style:family="paragraph" style:parent-style-name="Text_20_body">
      <style:paragraph-properties fo:margin-top="0cm" fo:margin-bottom="0.212cm" fo:line-height="150%" fo:text-align="justify" style:justify-single-word="false"/>
      <style:text-properties style:font-name="Helmet1" fo:font-weight="bold"/>
    </style:style>
    <style:style style:name="P8" style:family="paragraph" style:parent-style-name="Standard">
      <style:paragraph-properties fo:line-height="150%" fo:text-align="justify" style:justify-single-word="false"/>
      <style:text-properties style:font-name="Helmet"/>
    </style:style>
    <style:style style:name="T1" style:family="text">
      <style:text-properties style:font-name="Helmet1"/>
    </style:style>
    <style:style style:name="T2" style:family="text">
      <style:text-properties style:font-name="Helmet1" fo:font-size="12pt" fo:font-weight="normal"/>
    </style:style>
    <style:style style:name="T3" style:family="text">
      <style:text-properties fo:font-weight="bold"/>
    </style:style>
    <style:style style:name="T4"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o</text:p>
      <text:p text:style-name="P1">Introducción</text:p>
      <text:p text:style-name="P2"><text:span text:style-name="T2"><text:tab/>Como bien sabemos l</text:span><text:span text:style-name="T1">as redes neuronales artificiales es un campo cada vez más importante en la Inteligencia Artificial, ya que mediante un conjunto de elementos de procesamiento, las neuronas, que están interconectadas entre sí y una función de transferencia que indica la señal de salida de la neurona en función de la señal de entrada es capaz de aprender a solucionar un problema dado. </text:span></text:p>
      <text:p text:style-name="P3"/>
      <text:p text:style-name="P5"><text:tab/>Uno de los aspectos más complejos de las redes neuronales es su diseño, ya que de éste depende si la red es capaz de aprender a solucionar el problema dado. Para evitar tener que diseñar las redes manualmente, que requieren una dosis de experiencia y muchas horas de pruebas, en los últimos años se han utilizado algoritmos evolutivos que diseñan al menos parte de la red, obteniendo buenos resultados [1, 2, 3].</text:p>
      <text:p text:style-name="P5"/>
      <text:p text:style-name="P5"><text:tab/>Los algoritmos evolutivos son algoritmos de búsqueda basada en la población. Dicha población se desarrolla a partir de las ideas y los principios de la evolución natural, como las estrategias de evolución, la programación evolutiva, y los algoritmos genéticos. Debido a esto los individuos de una población compiten e intercambian información con el resto para realizar ciertas tareas. Los algoritmos evolutivos son particularmente útiles para tratar con problemas grandes y complejos que generan muchas soluciones óptimas locales, y son mucho más robustos que la mayoría de los algoritmos de búsqueda debido a que necesitan menos información para su ejecución.</text:p>
      <text:p text:style-name="P5"/>
      <text:p text:style-name="P5"/>
      <text:p text:style-name="P6"><text:tab/>La evolución (es decir, los algoritmos evolutivos) se ha introducido en las redes neuronales artificiales en tres niveles: los pesos de conexión, la arquitectura y las reglas de aprendizaje. La evolución de los pesos de conexión introducen una aproximación adaptiva y global del entrenamiento. La evolución de la arquitectura (nodos y conexiones de la red) permite a las redes adaptar sus <text:soft-page-break/>topologías a diferentes tareas sin la intervención humana. La evolución de las reglas de aprendizaje se pueden ver como un proceso de "aprendiendo a aprender" de las redes donde la adaptación de las reglas de aprendizaje se alcanzan a través de la evolución. Para más información sobre redes neuronales evolutivas véase [4].</text:p>
      <text:p text:style-name="P6"/>
      <text:p text:style-name="P5"><text:tab/>Aunque los algoritmos evolutivos son una herramienta potente para facilitar el diseño de redes neuronales, no son los únicos que son capaces de desarrollar partes del diseño de una red. Uno de ellos se denomina algoritmo constructivo [5], que son aquellos que, comenzando por una red pequeña, te permite ir añadiendo nodos y conexiones a la arquitectura de la red hasta que se encuentre una solución óptima al problema. Dicha solución se halla entrenando la red, ya sea total o parcialmente, cada vez que se le añade un nodo, y una vez que se considere que la red es suficientemente buena se termina el diseño. Aunque es muy probable que no sea la mejor red, ya que trata de diseñar la arquitectura aceptable más pequeña, en la mayoría de los casos la mejoría es muy poca y supone un empeoramiento de la generalización de la red.</text:p>
      <text:p text:style-name="P5"/>
      <text:p text:style-name="P5"><text:tab/>A partir de las dos técnicas anteriores, y de forma similar a otras investigaciones [2, 3], se puede desarrollar un modelo constructivo evolutivo que las combine. De esta manera se utilizarían los algoritmos constructivos para, en vez de ir añadiendo nodos a la red, añadir subredes a esta red. Éstas subredes deben de "cooperar" entre ellas, ya que tienen que desarrollar características diferentes para que al combinarse se obtenga una buena red. Esto hace que la subred elegida no tenga que ser la mejor que haya, sino la que mejor se combine con el resto de subredes. </text:p>
      <text:p text:style-name="P5"/>
      <text:p text:style-name="P5"><text:tab/>Hay multitud de problemas a los que se pueden aplicar el modelo dado, como son los problemas de clasificación, los de aproximación de funciones y los de regresión. Tal vez el tipo de problema más fácil para desarrollar un modelo de este tipo sea el de clasificación, ya que se puede fijar las unidades de entrada y de salida de la red. En ese caso las unidades de entrada serían el número de <text:soft-page-break/>características en que hay que fijarse para poder reconocer las clases a clasificar y las unidades de salida serían el número de dichas clases, cuyo valor de salida suele estar en el rango [0,1].</text:p>
      <text:p text:style-name="P5"/>
      <text:p text:style-name="P1">Modelo</text:p>
      <text:p text:style-name="P1"/>
      <text:p text:style-name="P4"><text:tab/>En esta sección vamos a describir el modelo constructivo evolutivo de redes neuronales desarrollado.</text:p>
      <text:p text:style-name="P4"/>
      <text:p text:style-name="P4">Dicho modelo está diseñado para generar redes que solucionen problemas de clasificación, aunque cabe la posibilidad de ampliarlo para que pueda solucionar cualquier otro tipo de problemas. se basa en la generación de una población de redes neuronales. Dicho modelo tiene como entrada los datos pertenecientes a un problema dado y su salida es la red neuronal que mejor aptitud tenga, teniendo en cuenta el grado de aprendizaje que haya tenido y la capacidad de generalización que tenga. Debido a que se toma en cuenta la capacidad de generalización de la red a elegir los datos de entrada estarán divididos en dos ficheros, uno destinado a entrenar las redes con el objetivo de medir el aprendizaje de la red y otro destinado a medir la generalización de las redes.</text:p>
      <text:p text:style-name="P4"/>
      <text:p text:style-name="P4">Bibliografía</text:p>
      <text:p text:style-name="P4"/>
      <text:p text:style-name="P5"><text:span text:style-name="T3">[1] -</text:span> X. Yao y Y. Liu, "A New Evolutionary System for Evolving Artificial Neural Netwroks", IEEE Transactions on Neural Networks, vol. 8, no. 3, Mayo 1997.</text:p>
      <text:p text:style-name="P5"><text:span text:style-name="T3">[2] -</text:span> D. E. Moriarty y R. Miikkulainen, "Forming Neural Networks through Efficient and Adaptive Coevolution", Evolutionary computation, vol. 4, no. 5, 1998.</text:p>
      <text:p text:style-name="P5"><text:span text:style-name="T3">[3] -</text:span> N. García-Pedrajas, C Hervás-Martínez y J. Muñoz-Pérez, "COVNET: A Cooperative Coevolutive Model for Evolving Artificial Neural Networks", IEEE Transactions on Neural Netwoeks, vol. 14, no. 3, Mato 2003.</text:p>
      <text:p text:style-name="P5"><text:span text:style-name="T3">[4] -</text:span> X. Yao, "Evolving Artificial Neural Networks", Proceedings of the IEEE, vol. 87, pp. 1423-1447, Septiembre 1999.</text:p>
      <text:p text:style-name="P5"><text:span text:style-name="T3">[5] -</text:span> T. Y. Kwok y D. Y. Yeung, "Constructive Algorithms for Structure Learning in <text:soft-page-break/>Feedfoward Neural Networks for Regression Problems", IEEE Transactions on Neural Networks, vol. 8, no. 3, Mayo 1999.</text:p>
      <text:p text:style-name="P5"><text:span text:style-name="T3">[6] - </text:span>X. Ya y Y. Liu, "Making Use of Population Information in Evolutionary Artificial Neural Networks", IEEE Transactions on Systems, Man, and Cibernetics - Part B: Cibernetics, vol. 28, no. 3, Junio 1998.</text:p>
      <text:p text:style-name="P5"><text:span text:style-name="T3">[7] - </text:span>S. Haykin, <text:span text:style-name="T4">Neural Networks¾A Coomprensive Foundation</text:span>. New York: Macmillan, 1994.</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met" svg:font-family="Helmet"/>
    <style:font-face style:name="Tahoma1" svg:font-family="Tahoma, Lucidasans, 'Lucida Sans', 'Arial Unicode MS'"/>
    <style:font-face style:name="Bitstream Vera Sans" svg:font-family="'Bitstream Vera Sans'" style:font-pitch="variable"/>
    <style:font-face style:name="Tahoma" svg:font-family="Tahoma, Lucidasans, 'Lucida Sans', 'Arial Unicode MS'" style:font-pitch="variable"/>
    <style:font-face style:name="Helmet1" svg:font-family="Helmet" style:font-family-generic="modern" style:font-pitch="variable"/>
    <style:font-face style:name="Bitstream Vera Serif" svg:font-family="'Bitstream Vera Serif'"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4-03-04T20:49:41</meta:creation-date>
    <dc:date>2004-03-04T21:20:29</dc:date>
    <dc:language>en-US</dc:language>
    <meta:editing-cycles>5</meta:editing-cycles>
    <meta:editing-duration>PT31M2S</meta:editing-duration>
    <meta:document-statistic meta:character-count="6203" meta:image-count="0" meta:object-count="0" meta:page-count="4" meta:paragraph-count="33" meta:table-count="0" meta:word-count="1019"/>
    <meta:user-defined meta:name="Info 1"/>
    <meta:user-defined meta:name="Info 2"/>
    <meta:user-defined meta:name="Info 3"/>
    <meta:user-defined meta:name="Info 4"/>
  </office:meta>
</office:document-meta>
</file>